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3.03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3.05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14"/>
    <style:style style:name="ce7" style:family="table-cell" style:parent-style-name="Default" style:data-style-name="N11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7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7"/>
    <style:style style:name="ce11" style:family="table-cell" style:parent-style-name="Default" style:data-style-name="N11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No compiled statements" table:style-name="ta1">
        <table:shapes>
          <draw:frame draw:z-index="0" draw:style-name="gr1" svg:width="20.878cm" svg:height="14.62cm" svg:x="21.998cm" svg:y="6.284cm">
            <draw:object draw:notify-on-update-of-ranges="'No compiled statements'.B16:'No compiled statements'.B21 'No compiled statements'.C15:'No compiled statements'.C15 'No compiled statements'.C16:'No compiled statements'.C21 'No compiled statements'.D15:'No compiled statements'.D15 'No compiled statements'.D16:'No compiled statements'.D21 'No compiled statements'.E15:'No compiled statements'.E15 'No compiled statements'.E16:'No compiled statements'.E21 'No compiled statements'.F15:'No compiled statements'.F15 'No compiled statements'.F16:'No compiled statements'.F21 'No compiled statements'.G15:'No compiled statements'.G15 'No compiled statements'.G16:'No compiled statements'.G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table:number-columns-spanned="1" table:number-rows-spanned="9">
            <text:p>data in seconds</text:p>
          </table:table-cell>
          <table:table-cell table:style-name="ce2" office:value-type="string">
            <text:p>Backend</text:p>
          </table:table-cell>
          <table:table-cell table:style-name="ce2" office:value-type="string">
            <text:p>Operations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Search</text:p>
          </table:table-cell>
          <table:table-cell table:style-name="ce2" office:value-type="string">
            <text:p>Updat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Average</text:p>
          </table:table-cell>
        </table:table-row>
        <table:table-row table:style-name="ro2">
          <table:covered-table-cell/>
          <table:table-cell table:style-name="ce3" office:value-type="string">
            <text:p>MySQL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31.603978">
            <text:p>31,603978</text:p>
          </table:table-cell>
          <table:table-cell table:style-name="ce3" office:value-type="float" office:value="0.116612">
            <text:p>0,116612</text:p>
          </table:table-cell>
          <table:table-cell table:style-name="ce3" office:value-type="float" office:value="27.964191">
            <text:p>27,964191</text:p>
          </table:table-cell>
          <table:table-cell table:style-name="ce3" office:value-type="float" office:value="27.695209">
            <text:p>27,695209</text:p>
          </table:table-cell>
          <table:table-cell table:style-name="ce3" table:formula="of:=SUM([.D3:.G3])/4" office:value-type="float" office:value="21.8449975">
            <text:p>21,8449975</text:p>
          </table:table-cell>
        </table:table-row>
        <table:table-row table:style-name="ro2">
          <table:covered-table-cell/>
          <table:table-cell table:style-name="ce3" office:value-type="string">
            <text:p>SQLite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61.421356">
            <text:p>61,421356</text:p>
          </table:table-cell>
          <table:table-cell table:style-name="ce3" office:value-type="float" office:value="0.033283">
            <text:p>0,033283</text:p>
          </table:table-cell>
          <table:table-cell table:style-name="ce3" office:value-type="float" office:value="59.476638">
            <text:p>59,476638</text:p>
          </table:table-cell>
          <table:table-cell table:style-name="ce3" office:value-type="float" office:value="56.03415">
            <text:p>56,03415</text:p>
          </table:table-cell>
          <table:table-cell table:style-name="ce3" table:formula="of:=SUM([.D4:.G4])/4" office:value-type="float" office:value="44.24135675">
            <text:p>44,24135675</text:p>
          </table:table-cell>
        </table:table-row>
        <table:table-row table:style-name="ro2">
          <table:covered-table-cell/>
          <table:table-cell table:style-name="ce3" office:value-type="string">
            <text:p>memfile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38.223757">
            <text:p>38,223757</text:p>
          </table:table-cell>
          <table:table-cell table:style-name="ce3" office:value-type="float" office:value="0.000817">
            <text:p>0,000817</text:p>
          </table:table-cell>
          <table:table-cell table:style-name="ce3" office:value-type="float" office:value="38.041153">
            <text:p>38,041153</text:p>
          </table:table-cell>
          <table:table-cell table:style-name="ce3" office:value-type="float" office:value="38.017293">
            <text:p>38,017293</text:p>
          </table:table-cell>
          <table:table-cell table:style-name="ce3" table:formula="of:=SUM([.D5:.G5])/4" office:value-type="float" office:value="28.570755">
            <text:p>28,570755</text:p>
          </table:table-cell>
        </table:table-row>
        <table:table-row table:style-name="ro1">
          <table:covered-table-cell/>
          <table:table-cell table:number-columns-repeated="7"/>
        </table:table-row>
        <table:table-row table:style-name="ro2">
          <table:covered-table-cell/>
          <table:table-cell table:style-name="ce2" office:value-type="string">
            <text:p>Backend</text:p>
          </table:table-cell>
          <table:table-cell table:style-name="ce2" office:value-type="string">
            <text:p>Operations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Search</text:p>
          </table:table-cell>
          <table:table-cell table:style-name="ce2" office:value-type="string">
            <text:p>Updat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Average</text:p>
          </table:table-cell>
        </table:table-row>
        <table:table-row table:style-name="ro2">
          <table:covered-table-cell/>
          <table:table-cell table:style-name="ce3" office:value-type="string">
            <text:p>MySQL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10.584842">
            <text:p>10,584842</text:p>
          </table:table-cell>
          <table:table-cell table:style-name="ce3" office:value-type="float" office:value="10.386402">
            <text:p>10,386402</text:p>
          </table:table-cell>
          <table:table-cell table:style-name="ce3" office:value-type="float" office:value="10.062384">
            <text:p>10,062384</text:p>
          </table:table-cell>
          <table:table-cell table:style-name="ce3" office:value-type="float" office:value="8.890197">
            <text:p>8,890197</text:p>
          </table:table-cell>
          <table:table-cell table:style-name="ce3" table:formula="of:=SUM([.D8:.G8])/4" office:value-type="float" office:value="9.98095625">
            <text:p>9,98095625</text:p>
          </table:table-cell>
        </table:table-row>
        <table:table-row table:style-name="ro2">
          <table:covered-table-cell/>
          <table:table-cell table:style-name="ce3" office:value-type="string">
            <text:p>SQLite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3.710356">
            <text:p>3,710356</text:p>
          </table:table-cell>
          <table:table-cell table:style-name="ce3" office:value-type="float" office:value="3.159129">
            <text:p>3,159129</text:p>
          </table:table-cell>
          <table:table-cell table:style-name="ce3" office:value-type="float" office:value="2.865354">
            <text:p>2,865354</text:p>
          </table:table-cell>
          <table:table-cell table:style-name="ce3" office:value-type="float" office:value="2.439406">
            <text:p>2,439406</text:p>
          </table:table-cell>
          <table:table-cell table:style-name="ce3" table:formula="of:=SUM([.D9:.G9])/4" office:value-type="float" office:value="3.04356125">
            <text:p>3,04356125</text:p>
          </table:table-cell>
        </table:table-row>
        <table:table-row table:style-name="ro2">
          <table:covered-table-cell/>
          <table:table-cell table:style-name="ce3" office:value-type="string">
            <text:p>memfile</text:p>
          </table:table-cell>
          <table:table-cell table:style-name="ce3" office:value-type="float" office:value="100000">
            <text:p>100000</text:p>
          </table:table-cell>
          <table:table-cell table:style-name="ce3" office:value-type="float" office:value="1.299642">
            <text:p>1,299642</text:p>
          </table:table-cell>
          <table:table-cell table:style-name="ce3" office:value-type="float" office:value="0.03933">
            <text:p>0,03933</text:p>
          </table:table-cell>
          <table:table-cell table:style-name="ce3" office:value-type="float" office:value="1.307112">
            <text:p>1,307112</text:p>
          </table:table-cell>
          <table:table-cell table:style-name="ce3" office:value-type="float" office:value="1.277641">
            <text:p>1,277641</text:p>
          </table:table-cell>
          <table:table-cell table:style-name="ce3" table:formula="of:=SUM([.D10:.G10])/4" office:value-type="float" office:value="0.98093125">
            <text:p>0,98093125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Backend</text:p>
          </table:table-cell>
          <table:table-cell table:style-name="ce4" office:value-type="string">
            <text:p>Create</text:p>
          </table:table-cell>
          <table:table-cell table:style-name="ce4" office:value-type="string">
            <text:p>Search</text:p>
          </table:table-cell>
          <table:table-cell table:style-name="ce4" office:value-type="string">
            <text:p>Update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Averag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6">
            <text:p>Operations</text:p>
            <text:p>Per second</text:p>
          </table:table-cell>
          <table:table-cell office:value-type="string">
            <text:p>MySQL (sync)</text:p>
          </table:table-cell>
          <table:table-cell table:style-name="ce5" table:formula="of:=1/([.D3]/[.$C$3])" office:value-type="float" office:value="31.6415863851063">
            <text:p>31,64</text:p>
          </table:table-cell>
          <table:table-cell table:style-name="ce5" table:formula="of:=1/([.E3]/[.$C$3])" office:value-type="float" office:value="8575.44678077728">
            <text:p>8575,45</text:p>
          </table:table-cell>
          <table:table-cell table:style-name="ce5" table:formula="of:=1/([.F3]/[.$C$3])" office:value-type="float" office:value="35.7600189470884">
            <text:p>35,76</text:p>
          </table:table-cell>
          <table:table-cell table:style-name="ce5" table:formula="of:=1/([.G3]/[.$C$3])" office:value-type="float" office:value="36.1073281663987">
            <text:p>36,11</text:p>
          </table:table-cell>
          <table:table-cell table:style-name="ce5" table:formula="of:=SUM([.C16:.F16])/4" office:value-type="float" office:value="2169.73892856897">
            <text:p>2169,74</text:p>
          </table:table-cell>
          <table:table-cell/>
        </table:table-row>
        <table:table-row table:style-name="ro1">
          <table:covered-table-cell/>
          <table:table-cell office:value-type="string">
            <text:p>SQLite (sync)</text:p>
          </table:table-cell>
          <table:table-cell table:style-name="ce5" table:formula="of:=1/([.D4]/[.$C$3])" office:value-type="float" office:value="16.2809821391765">
            <text:p>16,28</text:p>
          </table:table-cell>
          <table:table-cell table:style-name="ce5" table:formula="of:=1/([.E4]/[.$C$3])" office:value-type="float" office:value="30045.3685064447">
            <text:p>30045,37</text:p>
          </table:table-cell>
          <table:table-cell table:style-name="ce5" table:formula="of:=1/([.F4]/[.$C$3])" office:value-type="float" office:value="16.813324250103">
            <text:p>16,81</text:p>
          </table:table-cell>
          <table:table-cell table:style-name="ce5" table:formula="of:=1/([.G4]/[.$C$3])" office:value-type="float" office:value="17.8462598254814">
            <text:p>17,85</text:p>
          </table:table-cell>
          <table:table-cell table:style-name="ce5" table:formula="of:=SUM([.C17:.F17])/4" office:value-type="float" office:value="7524.07726816487">
            <text:p>7524,08</text:p>
          </table:table-cell>
          <table:table-cell/>
        </table:table-row>
        <table:table-row table:style-name="ro1">
          <table:covered-table-cell/>
          <table:table-cell office:value-type="string">
            <text:p>memfile (sync)</text:p>
          </table:table-cell>
          <table:table-cell table:style-name="ce5" table:formula="of:=1/([.D5]/[.$C$3])" office:value-type="float" office:value="26.1617401973333">
            <text:p>26,16</text:p>
          </table:table-cell>
          <table:table-cell table:style-name="ce5" table:formula="of:=1/([.E5]/[.$C$3])" office:value-type="float" office:value="1223990.20807834">
            <text:p>1223990,21</text:p>
          </table:table-cell>
          <table:table-cell table:style-name="ce5" table:formula="of:=1/([.F5]/[.$C$3])" office:value-type="float" office:value="26.2873209968163">
            <text:p>26,29</text:p>
          </table:table-cell>
          <table:table-cell table:style-name="ce5" table:formula="of:=1/([.G5]/[.$C$3])" office:value-type="float" office:value="26.3038191593494">
            <text:p>26,30</text:p>
          </table:table-cell>
          <table:table-cell table:style-name="ce5" table:formula="of:=SUM([.C18:.F18])/4" office:value-type="float" office:value="306017.240239672">
            <text:p>306017,24</text:p>
          </table:table-cell>
          <table:table-cell/>
        </table:table-row>
        <table:table-row table:style-name="ro1">
          <table:covered-table-cell/>
          <table:table-cell office:value-type="string">
            <text:p>MySQL (async)</text:p>
          </table:table-cell>
          <table:table-cell table:style-name="ce5" table:formula="of:=1/([.D8]/[.$C8])" office:value-type="float" office:value="9447.47214932448">
            <text:p>9447,47</text:p>
          </table:table-cell>
          <table:table-cell table:style-name="ce5" table:formula="of:=1/([.E8]/[.$C8])" office:value-type="float" office:value="9627.97319033097">
            <text:p>9627,97</text:p>
          </table:table-cell>
          <table:table-cell table:style-name="ce5" table:formula="of:=1/([.F8]/[.$C8])" office:value-type="float" office:value="9938.00276355981">
            <text:p>9938,00</text:p>
          </table:table-cell>
          <table:table-cell table:style-name="ce5" table:formula="of:=1/([.G8]/[.$C8])" office:value-type="float" office:value="11248.3446654782">
            <text:p>11248,34</text:p>
          </table:table-cell>
          <table:table-cell table:style-name="ce5" table:formula="of:=SUM([.C19:.F19])/4" office:value-type="float" office:value="10065.4481921734">
            <text:p>10065,45</text:p>
          </table:table-cell>
          <table:table-cell/>
        </table:table-row>
        <table:table-row table:style-name="ro1">
          <table:covered-table-cell/>
          <table:table-cell office:value-type="string">
            <text:p>SQLite (async)</text:p>
          </table:table-cell>
          <table:table-cell table:style-name="ce5" table:formula="of:=1/([.D9]/[.$C9])" office:value-type="float" office:value="26951.591707103">
            <text:p>26951,59</text:p>
          </table:table-cell>
          <table:table-cell table:style-name="ce5" table:formula="of:=1/([.E9]/[.$C9])" office:value-type="float" office:value="31654.2945856279">
            <text:p>31654,29</text:p>
          </table:table-cell>
          <table:table-cell table:style-name="ce5" table:formula="of:=1/([.F9]/[.$C9])" office:value-type="float" office:value="34899.7017471489">
            <text:p>34899,70</text:p>
          </table:table-cell>
          <table:table-cell table:style-name="ce5" table:formula="of:=1/([.G9]/[.$C9])" office:value-type="float" office:value="40993.586143512">
            <text:p>40993,59</text:p>
          </table:table-cell>
          <table:table-cell table:style-name="ce5" table:formula="of:=SUM([.C20:.F20])/4" office:value-type="float" office:value="33624.7935458479">
            <text:p>33624,79</text:p>
          </table:table-cell>
          <table:table-cell/>
        </table:table-row>
        <table:table-row table:style-name="ro1">
          <table:covered-table-cell/>
          <table:table-cell office:value-type="string">
            <text:p>memfile (async)</text:p>
          </table:table-cell>
          <table:table-cell table:style-name="ce5" table:formula="of:=1/([.D10]/[.$C10])" office:value-type="float" office:value="76944.2661902278">
            <text:p>76944,27</text:p>
          </table:table-cell>
          <table:table-cell table:style-name="ce5" table:formula="of:=1/([.E10]/[.$C10])" office:value-type="float" office:value="2542588.35494533">
            <text:p>2542588,35</text:p>
          </table:table-cell>
          <table:table-cell table:style-name="ce5" table:formula="of:=1/([.F10]/[.$C10])" office:value-type="float" office:value="76504.5382492089">
            <text:p>76504,54</text:p>
          </table:table-cell>
          <table:table-cell table:style-name="ce5" table:formula="of:=1/([.G10]/[.$C10])" office:value-type="float" office:value="78269.2477777404">
            <text:p>78269,25</text:p>
          </table:table-cell>
          <table:table-cell table:style-name="ce5" table:formula="of:=SUM([.C21:.F21])/4" office:value-type="float" office:value="693576.601790628">
            <text:p>693576,6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" office:value-type="float" office:value="11754.8373506665">
            <text:p>11754,84</text:p>
          </table:table-cell>
          <table:table-cell table:style-name="ce5" office:value-type="float" office:value="10311.3438083525">
            <text:p>10311,34</text:p>
          </table:table-cell>
          <table:table-cell table:style-name="ce5" office:value-type="float" office:value="12845.3510084221">
            <text:p>12845,35</text:p>
          </table:table-cell>
          <table:table-cell table:style-name="ce5" office:value-type="float" office:value="12010.2370456482">
            <text:p>12010,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3]/[.C19]" office:value-type="float" office:value="1.24423096092504">
            <text:p>1,2442309609</text:p>
          </table:table-cell>
          <table:table-cell table:formula="of:=[.D23]/[.D19]" office:value-type="float" office:value="1.0709776195376">
            <text:p>1,0709776195</text:p>
          </table:table-cell>
          <table:table-cell table:formula="of:=[.E23]/[.E19]" office:value-type="float" office:value="1.29254854461531">
            <text:p>1,2925485446</text:p>
          </table:table-cell>
          <table:table-cell table:formula="of:=[.F23]/[.F19]" office:value-type="float" office:value="1.06773373352511">
            <text:p>1,067733733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Benchmark results from the following machine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PU: Quad-core Intel(R) Core(TM) i7-2600K CPU @ 3.40GHz (8 logical core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DD: 1,5TB Seagate Barracuda ST31500341AS 7200rpm (used only one of them), ext4 partit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S: Ubuntu 12.04, running kernel 3.2.0-26-generic SMP x86_6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mpiler: g++ (Ubuntu/Linaro 4.6.3-1ubuntu5) 4.6.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ySQL version: 5.5.2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QLite version: 3.7.9sourceid version is 2011-11-01 00:52:41 c7c6050ef060877ebe77b41d959e9df13f8c9b5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Benchmarks performed by Tomek Mrugalski (tomasz(at)isc(dot)org)</text:p>
          </table:table-cell>
          <table:table-cell table:number-columns-repeated="6"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mpiled statements" table:style-name="ta1">
        <table:shapes>
          <draw:frame draw:z-index="0" draw:style-name="gr1" svg:width="20.878cm" svg:height="14.62cm" svg:x="21.998cm" svg:y="6.284cm">
            <draw:object draw:notify-on-update-of-ranges="'Compiled statements'.B16:'Compiled statements'.B21 'Compiled statements'.C15:'Compiled statements'.C15 'Compiled statements'.C16:'Compiled statements'.C21 'Compiled statements'.D15:'Compiled statements'.D15 'Compiled statements'.D16:'Compiled statements'.D21 'Compiled statements'.E15:'Compiled statements'.E15 'Compiled statements'.E16:'Compiled statements'.E21 'Compiled statements'.F15:'Compiled statements'.F15 'Compiled statements'.F16:'Compiled statements'.F21 'Compiled statements'.G15:'Compiled statements'.G15 'Compiled statements'.G16:'Compiled statements'.G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1" office:value-type="string" table:number-columns-spanned="1" table:number-rows-spanned="9">
            <text:p>data in seconds</text:p>
          </table:table-cell>
          <table:table-cell table:style-name="ce2" office:value-type="string">
            <text:p>Backend</text:p>
          </table:table-cell>
          <table:table-cell table:style-name="ce2" office:value-type="string">
            <text:p>Operations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Search</text:p>
          </table:table-cell>
          <table:table-cell table:style-name="ce2" office:value-type="string">
            <text:p>Updat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Average</text:p>
          </table:table-cell>
        </table:table-row>
        <table:table-row table:style-name="ro2">
          <table:covered-table-cell/>
          <table:table-cell table:style-name="ce3" office:value-type="string">
            <text:p>MySQL</text:p>
          </table:table-cell>
          <table:table-cell table:style-name="ce3" office:value-type="float" office:value="1000">
            <text:p>1000</text:p>
          </table:table-cell>
          <table:table-cell table:style-name="ce7" table:formula="of:=[.B40]" office:value-type="float" office:value="27.887069">
            <text:p>27,887</text:p>
          </table:table-cell>
          <table:table-cell table:style-name="ce7" table:formula="of:=[.C40]" office:value-type="float" office:value="0.105696">
            <text:p>0,106</text:p>
          </table:table-cell>
          <table:table-cell table:style-name="ce7" table:formula="of:=[.D40]" office:value-type="float" office:value="28.2229386666667">
            <text:p>28,223</text:p>
          </table:table-cell>
          <table:table-cell table:style-name="ce7" table:formula="of:=[.E40]" office:value-type="float" office:value="27.6962313333333">
            <text:p>27,696</text:p>
          </table:table-cell>
          <table:table-cell table:style-name="ce7" table:formula="of:=SUM([.D3:.G3])/4" office:value-type="float" office:value="20.97798375">
            <text:p>20,978</text:p>
          </table:table-cell>
        </table:table-row>
        <table:table-row table:style-name="ro2">
          <table:covered-table-cell/>
          <table:table-cell table:style-name="ce3" office:value-type="string">
            <text:p>SQLite</text:p>
          </table:table-cell>
          <table:table-cell table:style-name="ce3" office:value-type="float" office:value="1000">
            <text:p>1000</text:p>
          </table:table-cell>
          <table:table-cell table:style-name="ce8" table:formula="of:=[.B45]" office:value-type="float" office:value="61.298763">
            <text:p>61,299</text:p>
          </table:table-cell>
          <table:table-cell table:style-name="ce8" table:formula="of:=[.C45]" office:value-type="float" office:value="0.0149173333333333">
            <text:p>0,015</text:p>
          </table:table-cell>
          <table:table-cell table:style-name="ce8" table:formula="of:=[.D45]" office:value-type="float" office:value="59.6482586666667">
            <text:p>59,648</text:p>
          </table:table-cell>
          <table:table-cell table:style-name="ce8" table:formula="of:=[.E45]" office:value-type="float" office:value="61.097821">
            <text:p>61,098</text:p>
          </table:table-cell>
          <table:table-cell table:style-name="ce7" table:formula="of:=SUM([.B42:.E42])/4" office:value-type="float" office:value="45.625793">
            <text:p>45,626</text:p>
          </table:table-cell>
        </table:table-row>
        <table:table-row table:style-name="ro2">
          <table:covered-table-cell/>
          <table:table-cell table:style-name="ce3" office:value-type="string">
            <text:p>memfile</text:p>
          </table:table-cell>
          <table:table-cell table:style-name="ce3" office:value-type="float" office:value="1000">
            <text:p>1000</text:p>
          </table:table-cell>
          <table:table-cell table:style-name="ce7" table:formula="of:=[.B50]" office:value-type="float" office:value="39.564341">
            <text:p>39,564</text:p>
          </table:table-cell>
          <table:table-cell table:style-name="ce7" table:formula="of:=[.C50]" office:value-type="float" office:value="0.000289">
            <text:p>0,000</text:p>
          </table:table-cell>
          <table:table-cell table:style-name="ce7" table:formula="of:=[.D50]" office:value-type="float" office:value="39.5428626666667">
            <text:p>39,543</text:p>
          </table:table-cell>
          <table:table-cell table:style-name="ce7" table:formula="of:=[.E50]" office:value-type="float" office:value="39.325703">
            <text:p>39,326</text:p>
          </table:table-cell>
          <table:table-cell table:style-name="ce7" table:formula="of:=SUM([.D5:.G5])/4" office:value-type="float" office:value="29.6082989166667">
            <text:p>29,608</text:p>
          </table:table-cell>
        </table:table-row>
        <table:table-row table:style-name="ro1">
          <table:covered-table-cell/>
          <table:table-cell table:number-columns-repeated="6"/>
          <table:table-cell table:style-name="ce10"/>
        </table:table-row>
        <table:table-row table:style-name="ro2">
          <table:covered-table-cell/>
          <table:table-cell table:style-name="ce2" office:value-type="string">
            <text:p>Backend</text:p>
          </table:table-cell>
          <table:table-cell table:style-name="ce2" office:value-type="string">
            <text:p>Operations</text:p>
          </table:table-cell>
          <table:table-cell table:style-name="ce2" office:value-type="string">
            <text:p>Create</text:p>
          </table:table-cell>
          <table:table-cell table:style-name="ce2" office:value-type="string">
            <text:p>Search</text:p>
          </table:table-cell>
          <table:table-cell table:style-name="ce2" office:value-type="string">
            <text:p>Update</text:p>
          </table:table-cell>
          <table:table-cell table:style-name="ce2" office:value-type="string">
            <text:p>Delete</text:p>
          </table:table-cell>
          <table:table-cell table:style-name="ce11" office:value-type="string">
            <text:p>Average</text:p>
          </table:table-cell>
        </table:table-row>
        <table:table-row table:style-name="ro2">
          <table:covered-table-cell/>
          <table:table-cell table:style-name="ce3" office:value-type="string">
            <text:p>MySQL</text:p>
          </table:table-cell>
          <table:table-cell table:style-name="ce3" office:value-type="float" office:value="100000">
            <text:p>100000</text:p>
          </table:table-cell>
          <table:table-cell table:style-name="ce9" table:formula="of:=[.B55]" office:value-type="float" office:value="8.507136">
            <text:p>8,507</text:p>
          </table:table-cell>
          <table:table-cell table:style-name="ce9" table:formula="of:=[.C55]" office:value-type="float" office:value="9.698057">
            <text:p>9,698</text:p>
          </table:table-cell>
          <table:table-cell table:style-name="ce9" table:formula="of:=[.D55]" office:value-type="float" office:value="7.78491766666667">
            <text:p>7,785</text:p>
          </table:table-cell>
          <table:table-cell table:style-name="ce9" table:formula="of:=[.E55]" office:value-type="float" office:value="8.32623033333333">
            <text:p>8,326</text:p>
          </table:table-cell>
          <table:table-cell table:style-name="ce9" table:formula="of:=SUM([.D8:.G8])/4" office:value-type="float" office:value="8.57908525">
            <text:p>8,579</text:p>
          </table:table-cell>
        </table:table-row>
        <table:table-row table:style-name="ro2">
          <table:covered-table-cell/>
          <table:table-cell table:style-name="ce3" office:value-type="string">
            <text:p>SQLite</text:p>
          </table:table-cell>
          <table:table-cell table:style-name="ce3" office:value-type="float" office:value="100000">
            <text:p>100000</text:p>
          </table:table-cell>
          <table:table-cell table:style-name="ce9" table:formula="of:=[.B60]" office:value-type="float" office:value="1.562356">
            <text:p>1,562</text:p>
          </table:table-cell>
          <table:table-cell table:style-name="ce9" table:formula="of:=[.C60]" office:value-type="float" office:value="0.948845">
            <text:p>0,949</text:p>
          </table:table-cell>
          <table:table-cell table:style-name="ce9" table:formula="of:=[.D60]" office:value-type="float" office:value="1.51342">
            <text:p>1,513</text:p>
          </table:table-cell>
          <table:table-cell table:style-name="ce9" table:formula="of:=[.E60]" office:value-type="float" office:value="1.50225866666667">
            <text:p>1,502</text:p>
          </table:table-cell>
          <table:table-cell table:style-name="ce9" table:formula="of:=SUM([.D9:.G9])/4" office:value-type="float" office:value="1.38171991666667">
            <text:p>1,382</text:p>
          </table:table-cell>
        </table:table-row>
        <table:table-row table:style-name="ro2">
          <table:covered-table-cell/>
          <table:table-cell table:style-name="ce3" office:value-type="string">
            <text:p>memfile</text:p>
          </table:table-cell>
          <table:table-cell table:style-name="ce3" office:value-type="float" office:value="100000">
            <text:p>100000</text:p>
          </table:table-cell>
          <table:table-cell table:style-name="ce9" table:formula="of:=[.B65]" office:value-type="float" office:value="1.30153833333333">
            <text:p>1,302</text:p>
          </table:table-cell>
          <table:table-cell table:style-name="ce9" table:formula="of:=[.C65]" office:value-type="float" office:value="0.037936">
            <text:p>0,038</text:p>
          </table:table-cell>
          <table:table-cell table:style-name="ce9" table:formula="of:=[.D65]" office:value-type="float" office:value="1.30646366666667">
            <text:p>1,306</text:p>
          </table:table-cell>
          <table:table-cell table:style-name="ce9" table:formula="of:=[.E65]" office:value-type="float" office:value="1.26280466666667">
            <text:p>1,263</text:p>
          </table:table-cell>
          <table:table-cell table:style-name="ce9" table:formula="of:=SUM([.D10:.G10])/4" office:value-type="float" office:value="0.977185666666667">
            <text:p>0,977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2">
          <table:table-cell/>
          <table:table-cell office:value-type="string">
            <text:p>Backend</text:p>
          </table:table-cell>
          <table:table-cell table:style-name="ce4" office:value-type="string">
            <text:p>Create</text:p>
          </table:table-cell>
          <table:table-cell table:style-name="ce4" office:value-type="string">
            <text:p>Search</text:p>
          </table:table-cell>
          <table:table-cell table:style-name="ce4" office:value-type="string">
            <text:p>Update</text:p>
          </table:table-cell>
          <table:table-cell table:style-name="ce4" office:value-type="string">
            <text:p>Delete</text:p>
          </table:table-cell>
          <table:table-cell table:style-name="ce4" office:value-type="string">
            <text:p>Averag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6">
            <text:p>Operations</text:p>
            <text:p>Per second</text:p>
          </table:table-cell>
          <table:table-cell office:value-type="string">
            <text:p>MySQL (sync)</text:p>
          </table:table-cell>
          <table:table-cell table:style-name="ce5" table:formula="of:=1/([.D3]/[.$C$3])" office:value-type="float" office:value="35.858913677877">
            <text:p>35,86</text:p>
          </table:table-cell>
          <table:table-cell table:style-name="ce5" table:formula="of:=1/([.E3]/[.$C$3])" office:value-type="float" office:value="9461.09597335756">
            <text:p>9461,10</text:p>
          </table:table-cell>
          <table:table-cell table:style-name="ce5" table:formula="of:=1/([.F3]/[.$C$3])" office:value-type="float" office:value="35.4321713911767">
            <text:p>35,43</text:p>
          </table:table-cell>
          <table:table-cell table:style-name="ce5" table:formula="of:=1/([.G3]/[.$C$3])" office:value-type="float" office:value="36.1059953596093">
            <text:p>36,11</text:p>
          </table:table-cell>
          <table:table-cell table:style-name="ce5" table:formula="of:=SUM([.C16:.F16])/4" office:value-type="float" office:value="2392.12326344655">
            <text:p>2392,12</text:p>
          </table:table-cell>
          <table:table-cell/>
        </table:table-row>
        <table:table-row table:style-name="ro2">
          <table:covered-table-cell/>
          <table:table-cell office:value-type="string">
            <text:p>SQLite (sync)</text:p>
          </table:table-cell>
          <table:table-cell table:style-name="ce5" table:formula="of:=1/([.D4]/[.$C$3])" office:value-type="float" office:value="16.313542901347">
            <text:p>16,31</text:p>
          </table:table-cell>
          <table:table-cell table:style-name="ce5" table:formula="of:=1/([.E4]/[.$C$3])" office:value-type="float" office:value="67036.1101179836">
            <text:p>67036,11</text:p>
          </table:table-cell>
          <table:table-cell table:style-name="ce5" table:formula="of:=1/([.F4]/[.$C$3])" office:value-type="float" office:value="16.7649487571518">
            <text:p>16,76</text:p>
          </table:table-cell>
          <table:table-cell table:style-name="ce5" table:formula="of:=1/([.G4]/[.$C$3])" office:value-type="float" office:value="16.367195812106">
            <text:p>16,37</text:p>
          </table:table-cell>
          <table:table-cell table:style-name="ce5" table:formula="of:=SUM([.C17:.F17])/4" office:value-type="float" office:value="16771.3889513635">
            <text:p>16771,39</text:p>
          </table:table-cell>
          <table:table-cell/>
        </table:table-row>
        <table:table-row table:style-name="ro2">
          <table:covered-table-cell/>
          <table:table-cell office:value-type="string">
            <text:p>memfile (sync)</text:p>
          </table:table-cell>
          <table:table-cell table:style-name="ce5" table:formula="of:=1/([.D5]/[.$C$3])" office:value-type="float" office:value="25.2752851361786">
            <text:p>25,28</text:p>
          </table:table-cell>
          <table:table-cell table:style-name="ce5" table:formula="of:=1/([.E5]/[.$C$3])" office:value-type="float" office:value="3460207.61245675">
            <text:p>3460207,61</text:p>
          </table:table-cell>
          <table:table-cell table:style-name="ce5" table:formula="of:=1/([.F5]/[.$C$3])" office:value-type="float" office:value="25.2890138083748">
            <text:p>25,29</text:p>
          </table:table-cell>
          <table:table-cell table:style-name="ce5" table:formula="of:=1/([.G5]/[.$C$3])" office:value-type="float" office:value="25.4286617584433">
            <text:p>25,43</text:p>
          </table:table-cell>
          <table:table-cell table:style-name="ce5" table:formula="of:=SUM([.C18:.F18])/4" office:value-type="float" office:value="865070.901354363">
            <text:p>865070,90</text:p>
          </table:table-cell>
          <table:table-cell/>
        </table:table-row>
        <table:table-row table:style-name="ro2">
          <table:covered-table-cell/>
          <table:table-cell office:value-type="string">
            <text:p>MySQL (async)</text:p>
          </table:table-cell>
          <table:table-cell table:style-name="ce5" table:formula="of:=1/([.D8]/[.$C8])" office:value-type="float" office:value="11754.8373506665">
            <text:p>11754,84</text:p>
          </table:table-cell>
          <table:table-cell table:style-name="ce5" table:formula="of:=1/([.E8]/[.$C8])" office:value-type="float" office:value="10311.3438083525">
            <text:p>10311,34</text:p>
          </table:table-cell>
          <table:table-cell table:style-name="ce5" table:formula="of:=1/([.F8]/[.$C8])" office:value-type="float" office:value="12845.3510084221">
            <text:p>12845,35</text:p>
          </table:table-cell>
          <table:table-cell table:style-name="ce5" table:formula="of:=1/([.G8]/[.$C8])" office:value-type="float" office:value="12010.2370456482">
            <text:p>12010,24</text:p>
          </table:table-cell>
          <table:table-cell table:style-name="ce5" table:formula="of:=SUM([.C19:.F19])/4" office:value-type="float" office:value="11730.4423032724">
            <text:p>11730,44</text:p>
          </table:table-cell>
          <table:table-cell/>
        </table:table-row>
        <table:table-row table:style-name="ro2">
          <table:covered-table-cell/>
          <table:table-cell office:value-type="string">
            <text:p>SQLite (async)</text:p>
          </table:table-cell>
          <table:table-cell table:style-name="ce5" table:formula="of:=1/([.D9]/[.$C9])" office:value-type="float" office:value="64005.8987836319">
            <text:p>64005,90</text:p>
          </table:table-cell>
          <table:table-cell table:style-name="ce5" table:formula="of:=1/([.E9]/[.$C9])" office:value-type="float" office:value="105391.291517582">
            <text:p>105391,29</text:p>
          </table:table-cell>
          <table:table-cell table:style-name="ce5" table:formula="of:=1/([.F9]/[.$C9])" office:value-type="float" office:value="66075.5110940783">
            <text:p>66075,51</text:p>
          </table:table-cell>
          <table:table-cell table:style-name="ce5" table:formula="of:=1/([.G9]/[.$C9])" office:value-type="float" office:value="66566.4324119948">
            <text:p>66566,43</text:p>
          </table:table-cell>
          <table:table-cell table:style-name="ce5" table:formula="of:=SUM([.C20:.F20])/4" office:value-type="float" office:value="75509.7834518217">
            <text:p>75509,78</text:p>
          </table:table-cell>
          <table:table-cell/>
        </table:table-row>
        <table:table-row table:style-name="ro2">
          <table:covered-table-cell/>
          <table:table-cell office:value-type="string">
            <text:p>memfile (async)</text:p>
          </table:table-cell>
          <table:table-cell table:style-name="ce5" table:formula="of:=1/([.D10]/[.$C10])" office:value-type="float" office:value="76832.158868416">
            <text:p>76832,16</text:p>
          </table:table-cell>
          <table:table-cell table:style-name="ce5" table:formula="of:=1/([.E10]/[.$C10])" office:value-type="float" office:value="2636018.55757065">
            <text:p>2636018,56</text:p>
          </table:table-cell>
          <table:table-cell table:style-name="ce5" table:formula="of:=1/([.F10]/[.$C10])" office:value-type="float" office:value="76542.5036695752">
            <text:p>76542,50</text:p>
          </table:table-cell>
          <table:table-cell table:style-name="ce5" table:formula="of:=1/([.G10]/[.$C10])" office:value-type="float" office:value="79188.8109377697">
            <text:p>79188,81</text:p>
          </table:table-cell>
          <table:table-cell table:style-name="ce5" table:formula="of:=SUM([.C21:.F21])/4" office:value-type="float" office:value="717145.507761602">
            <text:p>717145,51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Benchmark results from the following machine: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PU: Quad-core Intel(R) Core(TM) i7-2600K CPU @ 3.40GHz (8 logical cores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DD: 1,5TB Seagate Barracuda ST31500341AS 7200rpm (used only one of them), ext4 partitio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OS: Ubuntu 12.04, running kernel 3.2.0-26-generic SMP x86_6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compiler: g++ (Ubuntu/Linaro 4.6.3-1ubuntu5) 4.6.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ySQL version: 5.5.2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QLite version: 3.7.9sourceid version is 2011-11-01 00:52:41 c7c6050ef060877ebe77b41d959e9df13f8c9b5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Benchmarks performed by Tomek Mrugalski (tomasz(at)isc(dot)org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reate</text:p>
          </table:table-cell>
          <table:table-cell office:value-type="string">
            <text:p>search</text:p>
          </table:table-cell>
          <table:table-cell office:value-type="string">
            <text:p>update</text:p>
          </table:table-cell>
          <table:table-cell office:value-type="string">
            <text:p>delete</text:p>
          </table:table-cell>
          <table:table-cell table:number-columns-repeated="3"/>
        </table:table-row>
        <table:table-row table:style-name="ro2">
          <table:table-cell office:value-type="string">
            <text:p>MySQL – sync1</text:p>
          </table:table-cell>
          <table:table-cell table:style-name="ce3" office:value-type="float" office:value="28.121886">
            <text:p>28,121886</text:p>
          </table:table-cell>
          <table:table-cell table:style-name="ce3" office:value-type="float" office:value="0.105684">
            <text:p>0,105684</text:p>
          </table:table-cell>
          <table:table-cell table:style-name="ce3" office:value-type="float" office:value="28.414297">
            <text:p>28,414297</text:p>
          </table:table-cell>
          <table:table-cell table:style-name="ce3" office:value-type="float" office:value="27.845543">
            <text:p>27,845543</text:p>
          </table:table-cell>
          <table:table-cell table:number-columns-repeated="3"/>
        </table:table-row>
        <table:table-row table:style-name="ro1">
          <table:table-cell office:value-type="string">
            <text:p>MySQL – sync2</text:p>
          </table:table-cell>
          <table:table-cell office:value-type="float" office:value="27.670327">
            <text:p>27,670327</text:p>
          </table:table-cell>
          <table:table-cell office:value-type="float" office:value="0.10525">
            <text:p>0,10525</text:p>
          </table:table-cell>
          <table:table-cell office:value-type="float" office:value="28.251668">
            <text:p>28,251668</text:p>
          </table:table-cell>
          <table:table-cell office:value-type="float" office:value="27.267719">
            <text:p>27,267719</text:p>
          </table:table-cell>
          <table:table-cell table:number-columns-repeated="3"/>
        </table:table-row>
        <table:table-row table:style-name="ro1">
          <table:table-cell office:value-type="string">
            <text:p>MySQL – sync3</text:p>
          </table:table-cell>
          <table:table-cell office:value-type="float" office:value="27.868994">
            <text:p>27,868994</text:p>
          </table:table-cell>
          <table:table-cell office:value-type="float" office:value="0.106154">
            <text:p>0,106154</text:p>
          </table:table-cell>
          <table:table-cell office:value-type="float" office:value="28.002851">
            <text:p>28,002851</text:p>
          </table:table-cell>
          <table:table-cell office:value-type="float" office:value="27.975432">
            <text:p>27,975432</text:p>
          </table:table-cell>
          <table:table-cell table:number-columns-repeated="3"/>
        </table:table-row>
        <table:table-row table:style-name="ro2">
          <table:table-cell office:value-type="string">
            <text:p>MySQL – avg</text:p>
          </table:table-cell>
          <table:table-cell table:formula="of:=AVERAGE( [.B37:.B39])" office:value-type="float" office:value="27.887069">
            <text:p>27,887069</text:p>
          </table:table-cell>
          <table:table-cell table:formula="of:=AVERAGE( [.C37:.C39])" office:value-type="float" office:value="0.105696">
            <text:p>0,105696</text:p>
          </table:table-cell>
          <table:table-cell table:formula="of:=AVERAGE( [.D37:.D39])" office:value-type="float" office:value="28.2229386666667">
            <text:p>28,2229386667</text:p>
          </table:table-cell>
          <table:table-cell table:formula="of:=AVERAGE( [.E37:.E39])" office:value-type="float" office:value="27.6962313333333">
            <text:p>27,696231333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SQLite – sync1</text:p>
          </table:table-cell>
          <table:table-cell table:style-name="ce3" office:value-type="float" office:value="60.829592">
            <text:p>60,829592</text:p>
          </table:table-cell>
          <table:table-cell table:style-name="ce3" office:value-type="float" office:value="0.014918">
            <text:p>0,014918</text:p>
          </table:table-cell>
          <table:table-cell table:style-name="ce3" office:value-type="float" office:value="59.721523">
            <text:p>59,721523</text:p>
          </table:table-cell>
          <table:table-cell table:style-name="ce3" office:value-type="float" office:value="61.937139">
            <text:p>61,937139</text:p>
          </table:table-cell>
          <table:table-cell table:number-columns-repeated="3"/>
        </table:table-row>
        <table:table-row table:style-name="ro1">
          <table:table-cell office:value-type="string">
            <text:p>SQLite – sync2</text:p>
          </table:table-cell>
          <table:table-cell office:value-type="float" office:value="61.286826">
            <text:p>61,286826</text:p>
          </table:table-cell>
          <table:table-cell office:value-type="float" office:value="0.016372">
            <text:p>0,016372</text:p>
          </table:table-cell>
          <table:table-cell office:value-type="float" office:value="59.504412">
            <text:p>59,504412</text:p>
          </table:table-cell>
          <table:table-cell office:value-type="float" office:value="61.636725">
            <text:p>61,636725</text:p>
          </table:table-cell>
          <table:table-cell table:number-columns-repeated="3"/>
        </table:table-row>
        <table:table-row table:style-name="ro1">
          <table:table-cell office:value-type="string">
            <text:p>SQLite – sync3</text:p>
          </table:table-cell>
          <table:table-cell office:value-type="float" office:value="61.779871">
            <text:p>61,779871</text:p>
          </table:table-cell>
          <table:table-cell office:value-type="float" office:value="0.013462">
            <text:p>0,013462</text:p>
          </table:table-cell>
          <table:table-cell office:value-type="float" office:value="59.718841">
            <text:p>59,718841</text:p>
          </table:table-cell>
          <table:table-cell office:value-type="float" office:value="59.719599">
            <text:p>59,719599</text:p>
          </table:table-cell>
          <table:table-cell table:number-columns-repeated="3"/>
        </table:table-row>
        <table:table-row table:style-name="ro1">
          <table:table-cell/>
          <table:table-cell table:formula="of:=AVERAGE([.B42:.B44])" office:value-type="float" office:value="61.298763">
            <text:p>61,298763</text:p>
          </table:table-cell>
          <table:table-cell table:formula="of:=AVERAGE([.C42:.C44])" office:value-type="float" office:value="0.0149173333333333">
            <text:p>0,0149173333</text:p>
          </table:table-cell>
          <table:table-cell table:formula="of:=AVERAGE([.D42:.D44])" office:value-type="float" office:value="59.6482586666667">
            <text:p>59,6482586667</text:p>
          </table:table-cell>
          <table:table-cell table:formula="of:=AVERAGE([.E42:.E44])" office:value-type="float" office:value="61.097821">
            <text:p>61,09782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Memfile – sync1</text:p>
          </table:table-cell>
          <table:table-cell office:value-type="float" office:value="39.645864">
            <text:p>39,645864</text:p>
          </table:table-cell>
          <table:table-cell office:value-type="float" office:value="0.00029">
            <text:p>0,00029</text:p>
          </table:table-cell>
          <table:table-cell office:value-type="float" office:value="39.524828">
            <text:p>39,524828</text:p>
          </table:table-cell>
          <table:table-cell office:value-type="float" office:value="39.896481">
            <text:p>39,896481</text:p>
          </table:table-cell>
          <table:table-cell table:number-columns-repeated="3"/>
        </table:table-row>
        <table:table-row table:style-name="ro2">
          <table:table-cell office:value-type="string">
            <text:p>Memfile – sync2</text:p>
          </table:table-cell>
          <table:table-cell office:value-type="float" office:value="39.757802">
            <text:p>39,757802</text:p>
          </table:table-cell>
          <table:table-cell office:value-type="float" office:value="0.000288">
            <text:p>0,000288</text:p>
          </table:table-cell>
          <table:table-cell office:value-type="float" office:value="39.595929">
            <text:p>39,595929</text:p>
          </table:table-cell>
          <table:table-cell office:value-type="float" office:value="39.018535">
            <text:p>39,018535</text:p>
          </table:table-cell>
          <table:table-cell table:number-columns-repeated="3"/>
        </table:table-row>
        <table:table-row table:style-name="ro2">
          <table:table-cell office:value-type="string">
            <text:p>Memfile – sync3</text:p>
          </table:table-cell>
          <table:table-cell office:value-type="float" office:value="39.289357">
            <text:p>39,289357</text:p>
          </table:table-cell>
          <table:table-cell office:value-type="float" office:value="0.000289">
            <text:p>0,000289</text:p>
          </table:table-cell>
          <table:table-cell office:value-type="float" office:value="39.507831">
            <text:p>39,507831</text:p>
          </table:table-cell>
          <table:table-cell office:value-type="float" office:value="39.062093">
            <text:p>39,062093</text:p>
          </table:table-cell>
          <table:table-cell table:number-columns-repeated="3"/>
        </table:table-row>
        <table:table-row table:style-name="ro1">
          <table:table-cell/>
          <table:table-cell table:formula="of:=AVERAGE([.B47:.B49])" office:value-type="float" office:value="39.564341">
            <text:p>39,564341</text:p>
          </table:table-cell>
          <table:table-cell table:formula="of:=AVERAGE([.C47:.C49])" office:value-type="float" office:value="0.000289">
            <text:p>0,000289</text:p>
          </table:table-cell>
          <table:table-cell table:formula="of:=AVERAGE([.D47:.D49])" office:value-type="float" office:value="39.5428626666667">
            <text:p>39,5428626667</text:p>
          </table:table-cell>
          <table:table-cell table:formula="of:=AVERAGE([.E47:.E49])" office:value-type="float" office:value="39.325703">
            <text:p>39,32570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ySQL – async1</text:p>
          </table:table-cell>
          <table:table-cell office:value-type="float" office:value="8.294678">
            <text:p>8,294678</text:p>
          </table:table-cell>
          <table:table-cell office:value-type="float" office:value="9.699649">
            <text:p>9,699649</text:p>
          </table:table-cell>
          <table:table-cell office:value-type="float" office:value="7.854698">
            <text:p>7,854698</text:p>
          </table:table-cell>
          <table:table-cell office:value-type="float" office:value="8.228414">
            <text:p>8,228414</text:p>
          </table:table-cell>
          <table:table-cell table:number-columns-repeated="3"/>
        </table:table-row>
        <table:table-row table:style-name="ro1">
          <table:table-cell office:value-type="string">
            <text:p>MySQL – async2</text:p>
          </table:table-cell>
          <table:table-cell office:value-type="float" office:value="8.425076">
            <text:p>8,425076</text:p>
          </table:table-cell>
          <table:table-cell office:value-type="float" office:value="8.904889">
            <text:p>8,904889</text:p>
          </table:table-cell>
          <table:table-cell office:value-type="float" office:value="7.616868">
            <text:p>7,616868</text:p>
          </table:table-cell>
          <table:table-cell office:value-type="float" office:value="8.237162">
            <text:p>8,237162</text:p>
          </table:table-cell>
          <table:table-cell table:number-columns-repeated="3"/>
        </table:table-row>
        <table:table-row table:style-name="ro1">
          <table:table-cell office:value-type="string">
            <text:p>MySQL – async3</text:p>
          </table:table-cell>
          <table:table-cell office:value-type="float" office:value="8.801654">
            <text:p>8,801654</text:p>
          </table:table-cell>
          <table:table-cell office:value-type="float" office:value="10.489633">
            <text:p>10,489633</text:p>
          </table:table-cell>
          <table:table-cell office:value-type="float" office:value="7.883187">
            <text:p>7,883187</text:p>
          </table:table-cell>
          <table:table-cell office:value-type="float" office:value="8.513115">
            <text:p>8,513115</text:p>
          </table:table-cell>
          <table:table-cell table:number-columns-repeated="3"/>
        </table:table-row>
        <table:table-row table:style-name="ro1">
          <table:table-cell/>
          <table:table-cell table:formula="of:=AVERAGE([.B52:.B54])" office:value-type="float" office:value="8.507136">
            <text:p>8,507136</text:p>
          </table:table-cell>
          <table:table-cell table:formula="of:=AVERAGE([.C52:.C54])" office:value-type="float" office:value="9.698057">
            <text:p>9,698057</text:p>
          </table:table-cell>
          <table:table-cell table:formula="of:=AVERAGE([.D52:.D54])" office:value-type="float" office:value="7.78491766666667">
            <text:p>7,7849176667</text:p>
          </table:table-cell>
          <table:table-cell table:formula="of:=AVERAGE([.E52:.E54])" office:value-type="float" office:value="8.32623033333333">
            <text:p>8,3262303333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SQLite – async1</text:p>
          </table:table-cell>
          <table:table-cell office:value-type="float" office:value="1.638611">
            <text:p>1,638611</text:p>
          </table:table-cell>
          <table:table-cell office:value-type="float" office:value="0.968719">
            <text:p>0,968719</text:p>
          </table:table-cell>
          <table:table-cell office:value-type="float" office:value="1.506497">
            <text:p>1,506497</text:p>
          </table:table-cell>
          <table:table-cell office:value-type="float" office:value="1.493806">
            <text:p>1,493806</text:p>
          </table:table-cell>
          <table:table-cell table:number-columns-repeated="3"/>
        </table:table-row>
        <table:table-row table:style-name="ro2">
          <table:table-cell office:value-type="string">
            <text:p>SQLite – async2</text:p>
          </table:table-cell>
          <table:table-cell office:value-type="float" office:value="1.545783">
            <text:p>1,545783</text:p>
          </table:table-cell>
          <table:table-cell office:value-type="float" office:value="0.941179">
            <text:p>0,941179</text:p>
          </table:table-cell>
          <table:table-cell office:value-type="float" office:value="1.531162">
            <text:p>1,531162</text:p>
          </table:table-cell>
          <table:table-cell office:value-type="float" office:value="1.524418">
            <text:p>1,524418</text:p>
          </table:table-cell>
          <table:table-cell table:number-columns-repeated="3"/>
        </table:table-row>
        <table:table-row table:style-name="ro2">
          <table:table-cell office:value-type="string">
            <text:p>SQLite – async3</text:p>
          </table:table-cell>
          <table:table-cell office:value-type="float" office:value="1.502674">
            <text:p>1,502674</text:p>
          </table:table-cell>
          <table:table-cell office:value-type="float" office:value="0.936637">
            <text:p>0,936637</text:p>
          </table:table-cell>
          <table:table-cell office:value-type="float" office:value="1.502601">
            <text:p>1,502601</text:p>
          </table:table-cell>
          <table:table-cell office:value-type="float" office:value="1.488552">
            <text:p>1,488552</text:p>
          </table:table-cell>
          <table:table-cell table:number-columns-repeated="3"/>
        </table:table-row>
        <table:table-row table:style-name="ro1">
          <table:table-cell/>
          <table:table-cell table:formula="of:=AVERAGE([.B57:.B59])" office:value-type="float" office:value="1.562356">
            <text:p>1,562356</text:p>
          </table:table-cell>
          <table:table-cell table:formula="of:=AVERAGE([.C57:.C59])" office:value-type="float" office:value="0.948845">
            <text:p>0,948845</text:p>
          </table:table-cell>
          <table:table-cell table:formula="of:=AVERAGE([.D57:.D59])" office:value-type="float" office:value="1.51342">
            <text:p>1,51342</text:p>
          </table:table-cell>
          <table:table-cell table:formula="of:=AVERAGE([.E57:.E59])" office:value-type="float" office:value="1.50225866666667">
            <text:p>1,502258666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Memfile – async1</text:p>
          </table:table-cell>
          <table:table-cell office:value-type="float" office:value="1.299674">
            <text:p>1,299674</text:p>
          </table:table-cell>
          <table:table-cell office:value-type="float" office:value="0.037683">
            <text:p>0,037683</text:p>
          </table:table-cell>
          <table:table-cell office:value-type="float" office:value="1.30273">
            <text:p>1,30273</text:p>
          </table:table-cell>
          <table:table-cell office:value-type="float" office:value="1.26243">
            <text:p>1,26243</text:p>
          </table:table-cell>
          <table:table-cell table:number-columns-repeated="3"/>
        </table:table-row>
        <table:table-row table:style-name="ro2">
          <table:table-cell office:value-type="string">
            <text:p>Memfile – async2</text:p>
          </table:table-cell>
          <table:table-cell office:value-type="float" office:value="1.297894">
            <text:p>1,297894</text:p>
          </table:table-cell>
          <table:table-cell office:value-type="float" office:value="0.03699">
            <text:p>0,03699</text:p>
          </table:table-cell>
          <table:table-cell office:value-type="float" office:value="1.305508">
            <text:p>1,305508</text:p>
          </table:table-cell>
          <table:table-cell office:value-type="float" office:value="1.263737">
            <text:p>1,263737</text:p>
          </table:table-cell>
          <table:table-cell table:number-columns-repeated="3"/>
        </table:table-row>
        <table:table-row table:style-name="ro2">
          <table:table-cell office:value-type="string">
            <text:p>Memfile – async3</text:p>
          </table:table-cell>
          <table:table-cell office:value-type="float" office:value="1.307047">
            <text:p>1,307047</text:p>
          </table:table-cell>
          <table:table-cell office:value-type="float" office:value="0.039135">
            <text:p>0,039135</text:p>
          </table:table-cell>
          <table:table-cell office:value-type="float" office:value="1.311153">
            <text:p>1,311153</text:p>
          </table:table-cell>
          <table:table-cell office:value-type="float" office:value="1.262247">
            <text:p>1,262247</text:p>
          </table:table-cell>
          <table:table-cell table:number-columns-repeated="3"/>
        </table:table-row>
        <table:table-row table:style-name="ro1">
          <table:table-cell/>
          <table:table-cell table:style-name="ce6" table:formula="of:=AVERAGE([.B62:.B64])" office:value-type="float" office:value="1.30153833333333">
            <text:p>1,301538</text:p>
          </table:table-cell>
          <table:table-cell table:style-name="ce6" table:formula="of:=AVERAGE([.C62:.C64])" office:value-type="float" office:value="0.037936">
            <text:p>0,037936</text:p>
          </table:table-cell>
          <table:table-cell table:style-name="ce6" table:formula="of:=AVERAGE([.D62:.D64])" office:value-type="float" office:value="1.30646366666667">
            <text:p>1,306464</text:p>
          </table:table-cell>
          <table:table-cell table:style-name="ce6" table:formula="of:=AVERAGE([.E62:.E64])" office:value-type="float" office:value="1.26280466666667">
            <text:p>1,262805</text:p>
          </table:table-cell>
          <table:table-cell table:number-columns-repeated="3"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rkusz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Mrugalski</meta:initial-creator>
    <meta:creation-date>2012-07-18T20:02:05</meta:creation-date>
    <dc:date>2012-08-30T17:16:15</dc:date>
    <dc:creator>Tomasz Mrugalski</dc:creator>
    <meta:editing-duration>PT8H26M42S</meta:editing-duration>
    <meta:editing-cycles>19</meta:editing-cycles>
    <meta:generator>LibreOffice/3.5$Linux_X86_64 LibreOffice_project/350m1$Build-2</meta:generator>
    <meta:document-statistic meta:table-count="3" meta:cell-count="3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ccccc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79cm" svg:height="14.621cm" xlink:href=".." xlink:type="simple" chart:class="chart:bar" chart:style-name="ch1">
        <chart:legend svg:x="4.622cm" svg:y="0.583cm" style:legend-expansion="custom" chartooo:width="4.508cm" chartooo:height="4.207cm" style:legend-expansion-aspect-ratio="1.07154742096506" chart:style-name="ch2"/>
        <chart:plot-area chart:style-name="ch3" table:cell-range-address="'No compiled statements'.B15:'No compiled statements'.G21" chart:data-source-has-labels="both" svg:x="0.11cm" svg:y="0.583cm" svg:width="20.302cm" svg:height="13.436cm">
          <chartooo:coordinate-region svg:x="2.054cm" svg:y="0.782cm" svg:width="18.358cm" svg:height="12.59cm"/>
          <chart:axis chart:dimension="x" chart:name="primary-x" chart:style-name="ch4" chartooo:axis-type="auto">
            <chartooo:date-scale/>
            <chart:categories table:cell-range-address="'No compiled statements'.B16:'No compiled statements'.B21"/>
            <chart:grid chart:style-name="ch5" chart:class="major"/>
          </chart:axis>
          <chart:axis chart:dimension="y" chart:name="primary-y" chart:style-name="ch6">
            <chart:title svg:x="2.054cm" svg:y="2.456cm" chart:style-name="ch7">
              <text:p>[oper/sec]</text:p>
            </chart:title>
            <chart:grid chart:style-name="ch5" chart:class="major"/>
          </chart:axis>
          <chart:series chart:style-name="ch8" chart:values-cell-range-address="'No compiled statements'.C16:'No compiled statements'.C21" chart:label-cell-address="'No compiled statements'.C15:'No compiled statements'.C15" chart:class="chart:bar">
            <chart:data-point chart:style-name="ch9"/>
            <chart:data-point chart:repeated="5"/>
          </chart:series>
          <chart:series chart:style-name="ch10" chart:values-cell-range-address="'No compiled statements'.D16:'No compiled statements'.D21" chart:label-cell-address="'No compiled statements'.D15:'No compiled statements'.D15" chart:class="chart:bar">
            <chart:data-point chart:repeated="2"/>
            <chart:data-point chart:style-name="ch9"/>
            <chart:data-point chart:repeated="3"/>
          </chart:series>
          <chart:series chart:style-name="ch11" chart:values-cell-range-address="'No compiled statements'.E16:'No compiled statements'.E21" chart:label-cell-address="'No compiled statements'.E15:'No compiled statements'.E15" chart:class="chart:bar">
            <chart:data-point chart:repeated="6"/>
          </chart:series>
          <chart:series chart:style-name="ch12" chart:values-cell-range-address="'No compiled statements'.F16:'No compiled statements'.F21" chart:label-cell-address="'No compiled statements'.F15:'No compiled statements'.F15" chart:class="chart:bar">
            <chart:data-point chart:repeated="6"/>
          </chart:series>
          <chart:series chart:style-name="ch13" chart:values-cell-range-address="'No compiled statements'.G16:'No compiled statements'.G21" chart:label-cell-address="'No compiled statements'.G15:'No compiled statements'.G15" chart:class="chart:bar">
            <chart:data-point chart:style-name="ch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</text:p>
                <draw:g>
                  <svg:desc>'No compiled statements'.C15:'No compiled statements'.C15</svg:desc>
                </draw:g>
              </table:table-cell>
              <table:table-cell office:value-type="string">
                <text:p>Search</text:p>
                <draw:g>
                  <svg:desc>'No compiled statements'.D15:'No compiled statements'.D15</svg:desc>
                </draw:g>
              </table:table-cell>
              <table:table-cell office:value-type="string">
                <text:p>Update</text:p>
                <draw:g>
                  <svg:desc>'No compiled statements'.E15:'No compiled statements'.E15</svg:desc>
                </draw:g>
              </table:table-cell>
              <table:table-cell office:value-type="string">
                <text:p>Delete</text:p>
                <draw:g>
                  <svg:desc>'No compiled statements'.F15:'No compiled statements'.F15</svg:desc>
                </draw:g>
              </table:table-cell>
              <table:table-cell office:value-type="string">
                <text:p>Average</text:p>
                <draw:g>
                  <svg:desc>'No compiled statements'.G15:'No compiled statements'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ySQL (sync)</text:p>
                <draw:g>
                  <svg:desc>'No compiled statements'.B16:'No compiled statements'.B21</svg:desc>
                </draw:g>
              </table:table-cell>
              <table:table-cell office:value-type="float" office:value="31.6415863851063">
                <text:p>31.6415863851063</text:p>
                <draw:g>
                  <svg:desc>'No compiled statements'.C16:'No compiled statements'.C21</svg:desc>
                </draw:g>
              </table:table-cell>
              <table:table-cell office:value-type="float" office:value="8575.44678077728">
                <text:p>8575.44678077728</text:p>
                <draw:g>
                  <svg:desc>'No compiled statements'.D16:'No compiled statements'.D21</svg:desc>
                </draw:g>
              </table:table-cell>
              <table:table-cell office:value-type="float" office:value="35.7600189470884">
                <text:p>35.7600189470884</text:p>
                <draw:g>
                  <svg:desc>'No compiled statements'.E16:'No compiled statements'.E21</svg:desc>
                </draw:g>
              </table:table-cell>
              <table:table-cell office:value-type="float" office:value="36.1073281663987">
                <text:p>36.1073281663987</text:p>
                <draw:g>
                  <svg:desc>'No compiled statements'.F16:'No compiled statements'.F21</svg:desc>
                </draw:g>
              </table:table-cell>
              <table:table-cell office:value-type="float" office:value="2169.73892856897">
                <text:p>2169.73892856897</text:p>
                <draw:g>
                  <svg:desc>'No compiled statements'.G16:'No compiled statements'.G21</svg:desc>
                </draw:g>
              </table:table-cell>
            </table:table-row>
            <table:table-row>
              <table:table-cell office:value-type="string">
                <text:p>SQLite (sync)</text:p>
              </table:table-cell>
              <table:table-cell office:value-type="float" office:value="16.2809821391765">
                <text:p>16.2809821391765</text:p>
              </table:table-cell>
              <table:table-cell office:value-type="float" office:value="30045.3685064447">
                <text:p>30045.3685064447</text:p>
              </table:table-cell>
              <table:table-cell office:value-type="float" office:value="16.813324250103">
                <text:p>16.813324250103</text:p>
              </table:table-cell>
              <table:table-cell office:value-type="float" office:value="17.8462598254814">
                <text:p>17.8462598254814</text:p>
              </table:table-cell>
              <table:table-cell office:value-type="float" office:value="7524.07726816487">
                <text:p>7524.07726816487</text:p>
              </table:table-cell>
            </table:table-row>
            <table:table-row>
              <table:table-cell office:value-type="string">
                <text:p>memfile (sync)</text:p>
              </table:table-cell>
              <table:table-cell office:value-type="float" office:value="26.1617401973333">
                <text:p>26.1617401973333</text:p>
              </table:table-cell>
              <table:table-cell office:value-type="float" office:value="1223990.20807834">
                <text:p>1223990.20807834</text:p>
              </table:table-cell>
              <table:table-cell office:value-type="float" office:value="26.2873209968163">
                <text:p>26.2873209968163</text:p>
              </table:table-cell>
              <table:table-cell office:value-type="float" office:value="26.3038191593494">
                <text:p>26.3038191593494</text:p>
              </table:table-cell>
              <table:table-cell office:value-type="float" office:value="306017.240239672">
                <text:p>306017.240239672</text:p>
              </table:table-cell>
            </table:table-row>
            <table:table-row>
              <table:table-cell office:value-type="string">
                <text:p>MySQL (async)</text:p>
              </table:table-cell>
              <table:table-cell office:value-type="float" office:value="9447.47214932448">
                <text:p>9447.47214932448</text:p>
              </table:table-cell>
              <table:table-cell office:value-type="float" office:value="9627.97319033097">
                <text:p>9627.97319033097</text:p>
              </table:table-cell>
              <table:table-cell office:value-type="float" office:value="9938.00276355981">
                <text:p>9938.00276355981</text:p>
              </table:table-cell>
              <table:table-cell office:value-type="float" office:value="11248.3446654782">
                <text:p>11248.3446654782</text:p>
              </table:table-cell>
              <table:table-cell office:value-type="float" office:value="10065.4481921734">
                <text:p>10065.4481921734</text:p>
              </table:table-cell>
            </table:table-row>
            <table:table-row>
              <table:table-cell office:value-type="string">
                <text:p>SQLite (async)</text:p>
              </table:table-cell>
              <table:table-cell office:value-type="float" office:value="26951.591707103">
                <text:p>26951.591707103</text:p>
              </table:table-cell>
              <table:table-cell office:value-type="float" office:value="31654.2945856279">
                <text:p>31654.2945856279</text:p>
              </table:table-cell>
              <table:table-cell office:value-type="float" office:value="34899.7017471489">
                <text:p>34899.7017471489</text:p>
              </table:table-cell>
              <table:table-cell office:value-type="float" office:value="40993.586143512">
                <text:p>40993.586143512</text:p>
              </table:table-cell>
              <table:table-cell office:value-type="float" office:value="33624.7935458479">
                <text:p>33624.7935458479</text:p>
              </table:table-cell>
            </table:table-row>
            <table:table-row>
              <table:table-cell office:value-type="string">
                <text:p>memfile (async)</text:p>
              </table:table-cell>
              <table:table-cell office:value-type="float" office:value="76944.2661902278">
                <text:p>76944.2661902278</text:p>
              </table:table-cell>
              <table:table-cell office:value-type="float" office:value="2542588.35494533">
                <text:p>2542588.35494533</text:p>
              </table:table-cell>
              <table:table-cell office:value-type="float" office:value="76504.5382492089">
                <text:p>76504.5382492089</text:p>
              </table:table-cell>
              <table:table-cell office:value-type="float" office:value="78269.2477777404">
                <text:p>78269.2477777404</text:p>
              </table:table-cell>
              <table:table-cell office:value-type="float" office:value="693576.601790628">
                <text:p>693576.601790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3">
      <style:chart-properties chart:data-label-number="value" chart:data-label-text="false" chart:data-label-symbol="false" chart:label-position="center" style:rotation-angle="90"/>
      <style:graphic-properties draw:stroke="none" draw:fill-color="#ccccc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79cm" svg:height="14.621cm" xlink:href=".." xlink:type="simple" chart:class="chart:bar" chart:style-name="ch1">
        <chart:legend svg:x="4.622cm" svg:y="0.583cm" style:legend-expansion="custom" chartooo:width="4.508cm" chartooo:height="4.207cm" style:legend-expansion-aspect-ratio="1.07154742096506" chart:style-name="ch2"/>
        <chart:plot-area chart:style-name="ch3" table:cell-range-address="'Compiled statements'.B15:'Compiled statements'.G21" chart:data-source-has-labels="both" svg:x="0.11cm" svg:y="0.583cm" svg:width="20.302cm" svg:height="13.436cm">
          <chartooo:coordinate-region svg:x="2.054cm" svg:y="0.782cm" svg:width="18.358cm" svg:height="12.59cm"/>
          <chart:axis chart:dimension="x" chart:name="primary-x" chart:style-name="ch4" chartooo:axis-type="auto">
            <chartooo:date-scale/>
            <chart:categories table:cell-range-address="'Compiled statements'.B16:'Compiled statements'.B21"/>
            <chart:grid chart:style-name="ch5" chart:class="major"/>
          </chart:axis>
          <chart:axis chart:dimension="y" chart:name="primary-y" chart:style-name="ch6">
            <chart:title svg:x="2.054cm" svg:y="2.455cm" chart:style-name="ch7">
              <text:p>[oper/sec]</text:p>
            </chart:title>
            <chart:grid chart:style-name="ch5" chart:class="major"/>
          </chart:axis>
          <chart:series chart:style-name="ch8" chart:values-cell-range-address="'Compiled statements'.C16:'Compiled statements'.C21" chart:label-cell-address="'Compiled statements'.C15:'Compiled statements'.C15" chart:class="chart:bar">
            <chart:data-point chart:style-name="ch9"/>
            <chart:data-point chart:repeated="5"/>
          </chart:series>
          <chart:series chart:style-name="ch10" chart:values-cell-range-address="'Compiled statements'.D16:'Compiled statements'.D21" chart:label-cell-address="'Compiled statements'.D15:'Compiled statements'.D15" chart:class="chart:bar">
            <chart:data-point chart:repeated="2"/>
            <chart:data-point chart:style-name="ch9"/>
            <chart:data-point chart:repeated="3"/>
          </chart:series>
          <chart:series chart:style-name="ch11" chart:values-cell-range-address="'Compiled statements'.E16:'Compiled statements'.E21" chart:label-cell-address="'Compiled statements'.E15:'Compiled statements'.E15" chart:class="chart:bar">
            <chart:data-point chart:repeated="6"/>
          </chart:series>
          <chart:series chart:style-name="ch12" chart:values-cell-range-address="'Compiled statements'.F16:'Compiled statements'.F21" chart:label-cell-address="'Compiled statements'.F15:'Compiled statements'.F15" chart:class="chart:bar">
            <chart:data-point chart:repeated="6"/>
          </chart:series>
          <chart:series chart:style-name="ch13" chart:values-cell-range-address="'Compiled statements'.G16:'Compiled statements'.G21" chart:label-cell-address="'Compiled statements'.G15:'Compiled statements'.G15" chart:class="chart:bar">
            <chart:data-point chart:style-name="ch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eate</text:p>
                <draw:g>
                  <svg:desc>'Compiled statements'.C15:'Compiled statements'.C15</svg:desc>
                </draw:g>
              </table:table-cell>
              <table:table-cell office:value-type="string">
                <text:p>Search</text:p>
                <draw:g>
                  <svg:desc>'Compiled statements'.D15:'Compiled statements'.D15</svg:desc>
                </draw:g>
              </table:table-cell>
              <table:table-cell office:value-type="string">
                <text:p>Update</text:p>
                <draw:g>
                  <svg:desc>'Compiled statements'.E15:'Compiled statements'.E15</svg:desc>
                </draw:g>
              </table:table-cell>
              <table:table-cell office:value-type="string">
                <text:p>Delete</text:p>
                <draw:g>
                  <svg:desc>'Compiled statements'.F15:'Compiled statements'.F15</svg:desc>
                </draw:g>
              </table:table-cell>
              <table:table-cell office:value-type="string">
                <text:p>Average</text:p>
                <draw:g>
                  <svg:desc>'Compiled statements'.G15:'Compiled statements'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ySQL (sync)</text:p>
                <draw:g>
                  <svg:desc>'Compiled statements'.B16:'Compiled statements'.B21</svg:desc>
                </draw:g>
              </table:table-cell>
              <table:table-cell office:value-type="float" office:value="35.858913677877">
                <text:p>35.858913677877</text:p>
                <draw:g>
                  <svg:desc>'Compiled statements'.C16:'Compiled statements'.C21</svg:desc>
                </draw:g>
              </table:table-cell>
              <table:table-cell office:value-type="float" office:value="9461.09597335756">
                <text:p>9461.09597335756</text:p>
                <draw:g>
                  <svg:desc>'Compiled statements'.D16:'Compiled statements'.D21</svg:desc>
                </draw:g>
              </table:table-cell>
              <table:table-cell office:value-type="float" office:value="35.4321713911767">
                <text:p>35.4321713911767</text:p>
                <draw:g>
                  <svg:desc>'Compiled statements'.E16:'Compiled statements'.E21</svg:desc>
                </draw:g>
              </table:table-cell>
              <table:table-cell office:value-type="float" office:value="36.1059953596093">
                <text:p>36.1059953596093</text:p>
                <draw:g>
                  <svg:desc>'Compiled statements'.F16:'Compiled statements'.F21</svg:desc>
                </draw:g>
              </table:table-cell>
              <table:table-cell office:value-type="float" office:value="2392.12326344655">
                <text:p>2392.12326344655</text:p>
                <draw:g>
                  <svg:desc>'Compiled statements'.G16:'Compiled statements'.G21</svg:desc>
                </draw:g>
              </table:table-cell>
            </table:table-row>
            <table:table-row>
              <table:table-cell office:value-type="string">
                <text:p>SQLite (sync)</text:p>
              </table:table-cell>
              <table:table-cell office:value-type="float" office:value="16.313542901347">
                <text:p>16.313542901347</text:p>
              </table:table-cell>
              <table:table-cell office:value-type="float" office:value="67036.1101179836">
                <text:p>67036.1101179836</text:p>
              </table:table-cell>
              <table:table-cell office:value-type="float" office:value="16.7649487571518">
                <text:p>16.7649487571518</text:p>
              </table:table-cell>
              <table:table-cell office:value-type="float" office:value="16.367195812106">
                <text:p>16.367195812106</text:p>
              </table:table-cell>
              <table:table-cell office:value-type="float" office:value="16771.3889513635">
                <text:p>16771.3889513635</text:p>
              </table:table-cell>
            </table:table-row>
            <table:table-row>
              <table:table-cell office:value-type="string">
                <text:p>memfile (sync)</text:p>
              </table:table-cell>
              <table:table-cell office:value-type="float" office:value="25.2752851361786">
                <text:p>25.2752851361786</text:p>
              </table:table-cell>
              <table:table-cell office:value-type="float" office:value="3460207.61245675">
                <text:p>3460207.61245675</text:p>
              </table:table-cell>
              <table:table-cell office:value-type="float" office:value="25.2890138083748">
                <text:p>25.2890138083748</text:p>
              </table:table-cell>
              <table:table-cell office:value-type="float" office:value="25.4286617584433">
                <text:p>25.4286617584433</text:p>
              </table:table-cell>
              <table:table-cell office:value-type="float" office:value="865070.901354363">
                <text:p>865070.901354363</text:p>
              </table:table-cell>
            </table:table-row>
            <table:table-row>
              <table:table-cell office:value-type="string">
                <text:p>MySQL (async)</text:p>
              </table:table-cell>
              <table:table-cell office:value-type="float" office:value="11754.8373506665">
                <text:p>11754.8373506665</text:p>
              </table:table-cell>
              <table:table-cell office:value-type="float" office:value="10311.3438083525">
                <text:p>10311.3438083525</text:p>
              </table:table-cell>
              <table:table-cell office:value-type="float" office:value="12845.3510084221">
                <text:p>12845.3510084221</text:p>
              </table:table-cell>
              <table:table-cell office:value-type="float" office:value="12010.2370456482">
                <text:p>12010.2370456482</text:p>
              </table:table-cell>
              <table:table-cell office:value-type="float" office:value="11730.4423032724">
                <text:p>11730.4423032724</text:p>
              </table:table-cell>
            </table:table-row>
            <table:table-row>
              <table:table-cell office:value-type="string">
                <text:p>SQLite (async)</text:p>
              </table:table-cell>
              <table:table-cell office:value-type="float" office:value="64005.8987836319">
                <text:p>64005.8987836319</text:p>
              </table:table-cell>
              <table:table-cell office:value-type="float" office:value="105391.291517582">
                <text:p>105391.291517582</text:p>
              </table:table-cell>
              <table:table-cell office:value-type="float" office:value="66075.5110940783">
                <text:p>66075.5110940783</text:p>
              </table:table-cell>
              <table:table-cell office:value-type="float" office:value="66566.4324119948">
                <text:p>66566.4324119948</text:p>
              </table:table-cell>
              <table:table-cell office:value-type="float" office:value="75509.7834518217">
                <text:p>75509.7834518217</text:p>
              </table:table-cell>
            </table:table-row>
            <table:table-row>
              <table:table-cell office:value-type="string">
                <text:p>memfile (async)</text:p>
              </table:table-cell>
              <table:table-cell office:value-type="float" office:value="76832.158868416">
                <text:p>76832.158868416</text:p>
              </table:table-cell>
              <table:table-cell office:value-type="float" office:value="2636018.55757065">
                <text:p>2636018.55757065</text:p>
              </table:table-cell>
              <table:table-cell office:value-type="float" office:value="76542.5036695752">
                <text:p>76542.5036695752</text:p>
              </table:table-cell>
              <table:table-cell office:value-type="float" office:value="79188.8109377697">
                <text:p>79188.8109377697</text:p>
              </table:table-cell>
              <table:table-cell office:value-type="float" office:value="717145.507761602">
                <text:p>717145.5077616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